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6"/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Tabelle1" table:style-name="ta1">
        <table:shapes>
          <draw:frame draw:z-index="0" draw:style-name="gr1" svg:width="271.48mm" svg:height="89.99mm" svg:x="51.57mm" svg:y="29.02mm">
            <draw:object draw:notify-on-update-of-ranges="Tabelle1.A1:Tabelle1.A100 Tabelle1.B1:Tabelle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3">
          <table:table-cell office:value-type="float" office:value="1">
            <text:p>1</text:p>
          </table:table-cell>
          <table:table-cell table:formula="of:=[.$E$1]*RANDBETWEEN(1;4)+((RANDBETWEEN(0;1000)/2000)-(1/4))" office:value-type="float" office:value="6.5105">
            <text:p>6.511</text:p>
          </table:table-cell>
          <table:table-cell table:number-columns-repeated="2"/>
          <table:table-cell table:style-name="ce1" office:value-type="float" office:value="1.602">
            <text:p>1.60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$E$1]*RANDBETWEEN(1;4)+((RANDBETWEEN(0;1000)/2000)-(1/4))" office:value-type="float" office:value="3.2565">
            <text:p>3.257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table:formula="of:=[.$E$1]*RANDBETWEEN(1;4)+((RANDBETWEEN(0;1000)/2000)-(1/4))" office:value-type="float" office:value="3.174">
            <text:p>3.174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table:formula="of:=[.$E$1]*RANDBETWEEN(1;4)+((RANDBETWEEN(0;1000)/2000)-(1/4))" office:value-type="float" office:value="1.61">
            <text:p>1.610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table:formula="of:=[.$E$1]*RANDBETWEEN(1;4)+((RANDBETWEEN(0;1000)/2000)-(1/4))" office:value-type="float" office:value="3.0585">
            <text:p>3.059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table:formula="of:=[.$E$1]*RANDBETWEEN(1;4)+((RANDBETWEEN(0;1000)/2000)-(1/4))" office:value-type="float" office:value="1.8475">
            <text:p>1.848</text:p>
          </table:table-cell>
          <table:table-cell table:number-columns-repeated="3"/>
          <table:table-cell table:style-name="ce2" table:formula="of:=RANDBETWEEN(0;1)" office:value-type="float" office:value="1">
            <text:p>1.000000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E$1]*RANDBETWEEN(1;4)+((RANDBETWEEN(0;1000)/2000)-(1/4))" office:value-type="float" office:value="3.0265">
            <text:p>3.02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table:formula="of:=[.$E$1]*RANDBETWEEN(1;4)+((RANDBETWEEN(0;1000)/2000)-(1/4))" office:value-type="float" office:value="1.5705">
            <text:p>1.571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table:formula="of:=[.$E$1]*RANDBETWEEN(1;4)+((RANDBETWEEN(0;1000)/2000)-(1/4))" office:value-type="float" office:value="6.53">
            <text:p>6.530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table:formula="of:=[.$E$1]*RANDBETWEEN(1;4)+((RANDBETWEEN(0;1000)/2000)-(1/4))" office:value-type="float" office:value="1.8435">
            <text:p>1.844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 table:formula="of:=[.$E$1]*RANDBETWEEN(1;4)+((RANDBETWEEN(0;1000)/2000)-(1/4))" office:value-type="float" office:value="3.115">
            <text:p>3.115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 table:formula="of:=[.$E$1]*RANDBETWEEN(1;4)+((RANDBETWEEN(0;1000)/2000)-(1/4))" office:value-type="float" office:value="3.2595">
            <text:p>3.260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3">
            <text:p>13</text:p>
          </table:table-cell>
          <table:table-cell table:formula="of:=[.$E$1]*RANDBETWEEN(1;4)+((RANDBETWEEN(0;1000)/2000)-(1/4))" office:value-type="float" office:value="6.241">
            <text:p>6.241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4">
            <text:p>14</text:p>
          </table:table-cell>
          <table:table-cell table:formula="of:=[.$E$1]*RANDBETWEEN(1;4)+((RANDBETWEEN(0;1000)/2000)-(1/4))" office:value-type="float" office:value="6.5195">
            <text:p>6.520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5">
            <text:p>15</text:p>
          </table:table-cell>
          <table:table-cell table:formula="of:=[.$E$1]*RANDBETWEEN(1;4)+((RANDBETWEEN(0;1000)/2000)-(1/4))" office:value-type="float" office:value="1.3915">
            <text:p>1.392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6">
            <text:p>16</text:p>
          </table:table-cell>
          <table:table-cell table:formula="of:=[.$E$1]*RANDBETWEEN(1;4)+((RANDBETWEEN(0;1000)/2000)-(1/4))" office:value-type="float" office:value="2.955">
            <text:p>2.955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7">
            <text:p>17</text:p>
          </table:table-cell>
          <table:table-cell table:formula="of:=[.$E$1]*RANDBETWEEN(1;4)+((RANDBETWEEN(0;1000)/2000)-(1/4))" office:value-type="float" office:value="6.471">
            <text:p>6.471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8">
            <text:p>18</text:p>
          </table:table-cell>
          <table:table-cell table:formula="of:=[.$E$1]*RANDBETWEEN(1;4)+((RANDBETWEEN(0;1000)/2000)-(1/4))" office:value-type="float" office:value="4.6225">
            <text:p>4.623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19">
            <text:p>19</text:p>
          </table:table-cell>
          <table:table-cell table:formula="of:=[.$E$1]*RANDBETWEEN(1;4)+((RANDBETWEEN(0;1000)/2000)-(1/4))" office:value-type="float" office:value="1.673">
            <text:p>1.673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20">
            <text:p>20</text:p>
          </table:table-cell>
          <table:table-cell table:formula="of:=[.$E$1]*RANDBETWEEN(1;4)+((RANDBETWEEN(0;1000)/2000)-(1/4))" office:value-type="float" office:value="4.7575">
            <text:p>4.758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21">
            <text:p>21</text:p>
          </table:table-cell>
          <table:table-cell table:formula="of:=[.$E$1]*RANDBETWEEN(1;4)+((RANDBETWEEN(0;1000)/2000)-(1/4))" office:value-type="float" office:value="6.5565">
            <text:p>6.557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float" office:value="22">
            <text:p>22</text:p>
          </table:table-cell>
          <table:table-cell table:formula="of:=[.$E$1]*RANDBETWEEN(1;4)+((RANDBETWEEN(0;1000)/2000)-(1/4))" office:value-type="float" office:value="3.0565">
            <text:p>3.057</text:p>
          </table:table-cell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table:formula="of:=[.$E$1]*RANDBETWEEN(1;4)+((RANDBETWEEN(0;1000)/2000)-(1/4))" office:value-type="float" office:value="6.436">
            <text:p>6.436</text:p>
          </table:table-cell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table:formula="of:=[.$E$1]*RANDBETWEEN(1;4)+((RANDBETWEEN(0;1000)/2000)-(1/4))" office:value-type="float" office:value="4.9565">
            <text:p>4.957</text:p>
          </table:table-cell>
          <table:table-cell table:number-columns-repeated="4"/>
        </table:table-row>
        <table:table-row table:style-name="ro3">
          <table:table-cell office:value-type="float" office:value="25">
            <text:p>25</text:p>
          </table:table-cell>
          <table:table-cell table:formula="of:=[.$E$1]*RANDBETWEEN(1;4)+((RANDBETWEEN(0;1000)/2000)-(1/4))" office:value-type="float" office:value="3.39">
            <text:p>3.390</text:p>
          </table:table-cell>
          <table:table-cell table:number-columns-repeated="4"/>
        </table:table-row>
        <table:table-row table:style-name="ro3">
          <table:table-cell office:value-type="float" office:value="26">
            <text:p>26</text:p>
          </table:table-cell>
          <table:table-cell table:formula="of:=[.$E$1]*RANDBETWEEN(1;4)+((RANDBETWEEN(0;1000)/2000)-(1/4))" office:value-type="float" office:value="6.5065">
            <text:p>6.507</text:p>
          </table:table-cell>
          <table:table-cell table:number-columns-repeated="4"/>
        </table:table-row>
        <table:table-row table:style-name="ro3">
          <table:table-cell office:value-type="float" office:value="27">
            <text:p>27</text:p>
          </table:table-cell>
          <table:table-cell table:formula="of:=[.$E$1]*RANDBETWEEN(1;4)+((RANDBETWEEN(0;1000)/2000)-(1/4))" office:value-type="float" office:value="1.4195">
            <text:p>1.420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 table:formula="of:=[.$E$1]*RANDBETWEEN(1;4)+((RANDBETWEEN(0;1000)/2000)-(1/4))" office:value-type="float" office:value="2.975">
            <text:p>2.975</text:p>
          </table:table-cell>
          <table:table-cell table:number-columns-repeated="4"/>
        </table:table-row>
        <table:table-row table:style-name="ro3">
          <table:table-cell office:value-type="float" office:value="29">
            <text:p>29</text:p>
          </table:table-cell>
          <table:table-cell table:formula="of:=[.$E$1]*RANDBETWEEN(1;4)+((RANDBETWEEN(0;1000)/2000)-(1/4))" office:value-type="float" office:value="3.001">
            <text:p>3.001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table:formula="of:=[.$E$1]*RANDBETWEEN(1;4)+((RANDBETWEEN(0;1000)/2000)-(1/4))" office:value-type="float" office:value="6.32">
            <text:p>6.320</text:p>
          </table:table-cell>
          <table:table-cell table:number-columns-repeated="4"/>
        </table:table-row>
        <table:table-row table:style-name="ro3">
          <table:table-cell office:value-type="float" office:value="31">
            <text:p>31</text:p>
          </table:table-cell>
          <table:table-cell table:formula="of:=[.$E$1]*RANDBETWEEN(1;4)+((RANDBETWEEN(0;1000)/2000)-(1/4))" office:value-type="float" office:value="1.3995">
            <text:p>1.400</text:p>
          </table:table-cell>
          <table:table-cell table:number-columns-repeated="4"/>
        </table:table-row>
        <table:table-row table:style-name="ro3">
          <table:table-cell office:value-type="float" office:value="32">
            <text:p>32</text:p>
          </table:table-cell>
          <table:table-cell table:formula="of:=[.$E$1]*RANDBETWEEN(1;4)+((RANDBETWEEN(0;1000)/2000)-(1/4))" office:value-type="float" office:value="3.433">
            <text:p>3.433</text:p>
          </table:table-cell>
          <table:table-cell table:number-columns-repeated="4"/>
        </table:table-row>
        <table:table-row table:style-name="ro3">
          <table:table-cell office:value-type="float" office:value="33">
            <text:p>33</text:p>
          </table:table-cell>
          <table:table-cell table:formula="of:=[.$E$1]*RANDBETWEEN(1;4)+((RANDBETWEEN(0;1000)/2000)-(1/4))" office:value-type="float" office:value="5.023">
            <text:p>5.023</text:p>
          </table:table-cell>
          <table:table-cell table:number-columns-repeated="4"/>
        </table:table-row>
        <table:table-row table:style-name="ro3">
          <table:table-cell office:value-type="float" office:value="34">
            <text:p>34</text:p>
          </table:table-cell>
          <table:table-cell table:formula="of:=[.$E$1]*RANDBETWEEN(1;4)+((RANDBETWEEN(0;1000)/2000)-(1/4))" office:value-type="float" office:value="1.746">
            <text:p>1.746</text:p>
          </table:table-cell>
          <table:table-cell table:number-columns-repeated="4"/>
        </table:table-row>
        <table:table-row table:style-name="ro3">
          <table:table-cell office:value-type="float" office:value="35">
            <text:p>35</text:p>
          </table:table-cell>
          <table:table-cell table:formula="of:=[.$E$1]*RANDBETWEEN(1;4)+((RANDBETWEEN(0;1000)/2000)-(1/4))" office:value-type="float" office:value="4.9265">
            <text:p>4.927</text:p>
          </table:table-cell>
          <table:table-cell table:number-columns-repeated="4"/>
        </table:table-row>
        <table:table-row table:style-name="ro3">
          <table:table-cell office:value-type="float" office:value="36">
            <text:p>36</text:p>
          </table:table-cell>
          <table:table-cell table:formula="of:=[.$E$1]*RANDBETWEEN(1;4)+((RANDBETWEEN(0;1000)/2000)-(1/4))" office:value-type="float" office:value="1.5655">
            <text:p>1.566</text:p>
          </table:table-cell>
          <table:table-cell table:number-columns-repeated="4"/>
        </table:table-row>
        <table:table-row table:style-name="ro3">
          <table:table-cell office:value-type="float" office:value="37">
            <text:p>37</text:p>
          </table:table-cell>
          <table:table-cell table:formula="of:=[.$E$1]*RANDBETWEEN(1;4)+((RANDBETWEEN(0;1000)/2000)-(1/4))" office:value-type="float" office:value="4.8475">
            <text:p>4.848</text:p>
          </table:table-cell>
          <table:table-cell table:number-columns-repeated="4"/>
        </table:table-row>
        <table:table-row table:style-name="ro3">
          <table:table-cell office:value-type="float" office:value="38">
            <text:p>38</text:p>
          </table:table-cell>
          <table:table-cell table:formula="of:=[.$E$1]*RANDBETWEEN(1;4)+((RANDBETWEEN(0;1000)/2000)-(1/4))" office:value-type="float" office:value="4.796">
            <text:p>4.796</text:p>
          </table:table-cell>
          <table:table-cell table:number-columns-repeated="4"/>
        </table:table-row>
        <table:table-row table:style-name="ro3">
          <table:table-cell office:value-type="float" office:value="39">
            <text:p>39</text:p>
          </table:table-cell>
          <table:table-cell table:formula="of:=[.$E$1]*RANDBETWEEN(1;4)+((RANDBETWEEN(0;1000)/2000)-(1/4))" office:value-type="float" office:value="1.489">
            <text:p>1.489</text:p>
          </table:table-cell>
          <table:table-cell table:number-columns-repeated="4"/>
        </table:table-row>
        <table:table-row table:style-name="ro3">
          <table:table-cell office:value-type="float" office:value="40">
            <text:p>40</text:p>
          </table:table-cell>
          <table:table-cell table:formula="of:=[.$E$1]*RANDBETWEEN(1;4)+((RANDBETWEEN(0;1000)/2000)-(1/4))" office:value-type="float" office:value="3.173">
            <text:p>3.173</text:p>
          </table:table-cell>
          <table:table-cell table:number-columns-repeated="4"/>
        </table:table-row>
        <table:table-row table:style-name="ro3">
          <table:table-cell office:value-type="float" office:value="41">
            <text:p>41</text:p>
          </table:table-cell>
          <table:table-cell table:formula="of:=[.$E$1]*RANDBETWEEN(1;4)+((RANDBETWEEN(0;1000)/2000)-(1/4))" office:value-type="float" office:value="1.384">
            <text:p>1.384</text:p>
          </table:table-cell>
          <table:table-cell table:number-columns-repeated="4"/>
        </table:table-row>
        <table:table-row table:style-name="ro3">
          <table:table-cell office:value-type="float" office:value="42">
            <text:p>42</text:p>
          </table:table-cell>
          <table:table-cell table:formula="of:=[.$E$1]*RANDBETWEEN(1;4)+((RANDBETWEEN(0;1000)/2000)-(1/4))" office:value-type="float" office:value="1.522">
            <text:p>1.522</text:p>
          </table:table-cell>
          <table:table-cell table:number-columns-repeated="4"/>
        </table:table-row>
        <table:table-row table:style-name="ro3">
          <table:table-cell office:value-type="float" office:value="43">
            <text:p>43</text:p>
          </table:table-cell>
          <table:table-cell table:formula="of:=[.$E$1]*RANDBETWEEN(1;4)+((RANDBETWEEN(0;1000)/2000)-(1/4))" office:value-type="float" office:value="1.573">
            <text:p>1.573</text:p>
          </table:table-cell>
          <table:table-cell table:number-columns-repeated="4"/>
        </table:table-row>
        <table:table-row table:style-name="ro3">
          <table:table-cell office:value-type="float" office:value="44">
            <text:p>44</text:p>
          </table:table-cell>
          <table:table-cell table:formula="of:=[.$E$1]*RANDBETWEEN(1;4)+((RANDBETWEEN(0;1000)/2000)-(1/4))" office:value-type="float" office:value="3.205">
            <text:p>3.205</text:p>
          </table:table-cell>
          <table:table-cell table:number-columns-repeated="4"/>
        </table:table-row>
        <table:table-row table:style-name="ro3">
          <table:table-cell office:value-type="float" office:value="45">
            <text:p>45</text:p>
          </table:table-cell>
          <table:table-cell table:formula="of:=[.$E$1]*RANDBETWEEN(1;4)+((RANDBETWEEN(0;1000)/2000)-(1/4))" office:value-type="float" office:value="4.63">
            <text:p>4.630</text:p>
          </table:table-cell>
          <table:table-cell table:number-columns-repeated="4"/>
        </table:table-row>
        <table:table-row table:style-name="ro3">
          <table:table-cell office:value-type="float" office:value="46">
            <text:p>46</text:p>
          </table:table-cell>
          <table:table-cell table:formula="of:=[.$E$1]*RANDBETWEEN(1;4)+((RANDBETWEEN(0;1000)/2000)-(1/4))" office:value-type="float" office:value="6.5125">
            <text:p>6.513</text:p>
          </table:table-cell>
          <table:table-cell table:number-columns-repeated="4"/>
        </table:table-row>
        <table:table-row table:style-name="ro3">
          <table:table-cell office:value-type="float" office:value="47">
            <text:p>47</text:p>
          </table:table-cell>
          <table:table-cell table:formula="of:=[.$E$1]*RANDBETWEEN(1;4)+((RANDBETWEEN(0;1000)/2000)-(1/4))" office:value-type="float" office:value="1.4275">
            <text:p>1.428</text:p>
          </table:table-cell>
          <table:table-cell table:number-columns-repeated="4"/>
        </table:table-row>
        <table:table-row table:style-name="ro3">
          <table:table-cell office:value-type="float" office:value="48">
            <text:p>48</text:p>
          </table:table-cell>
          <table:table-cell table:formula="of:=[.$E$1]*RANDBETWEEN(1;4)+((RANDBETWEEN(0;1000)/2000)-(1/4))" office:value-type="float" office:value="5.0385">
            <text:p>5.039</text:p>
          </table:table-cell>
          <table:table-cell table:number-columns-repeated="4"/>
        </table:table-row>
        <table:table-row table:style-name="ro3">
          <table:table-cell office:value-type="float" office:value="49">
            <text:p>49</text:p>
          </table:table-cell>
          <table:table-cell table:formula="of:=[.$E$1]*RANDBETWEEN(1;4)+((RANDBETWEEN(0;1000)/2000)-(1/4))" office:value-type="float" office:value="1.731">
            <text:p>1.731</text:p>
          </table:table-cell>
          <table:table-cell table:number-columns-repeated="4"/>
        </table:table-row>
        <table:table-row table:style-name="ro3">
          <table:table-cell office:value-type="float" office:value="50">
            <text:p>50</text:p>
          </table:table-cell>
          <table:table-cell table:formula="of:=[.$E$1]*RANDBETWEEN(1;4)+((RANDBETWEEN(0;1000)/2000)-(1/4))" office:value-type="float" office:value="6.4885">
            <text:p>6.489</text:p>
          </table:table-cell>
          <table:table-cell table:number-columns-repeated="4"/>
        </table:table-row>
        <table:table-row table:style-name="ro3">
          <table:table-cell office:value-type="float" office:value="51">
            <text:p>51</text:p>
          </table:table-cell>
          <table:table-cell table:formula="of:=[.$E$1]*RANDBETWEEN(1;4)+((RANDBETWEEN(0;1000)/2000)-(1/4))" office:value-type="float" office:value="3.4255">
            <text:p>3.426</text:p>
          </table:table-cell>
          <table:table-cell table:number-columns-repeated="4"/>
        </table:table-row>
        <table:table-row table:style-name="ro3">
          <table:table-cell office:value-type="float" office:value="52">
            <text:p>52</text:p>
          </table:table-cell>
          <table:table-cell table:formula="of:=[.$E$1]*RANDBETWEEN(1;4)+((RANDBETWEEN(0;1000)/2000)-(1/4))" office:value-type="float" office:value="1.37">
            <text:p>1.370</text:p>
          </table:table-cell>
          <table:table-cell table:number-columns-repeated="4"/>
        </table:table-row>
        <table:table-row table:style-name="ro3">
          <table:table-cell office:value-type="float" office:value="53">
            <text:p>53</text:p>
          </table:table-cell>
          <table:table-cell table:formula="of:=[.$E$1]*RANDBETWEEN(1;4)+((RANDBETWEEN(0;1000)/2000)-(1/4))" office:value-type="float" office:value="4.916">
            <text:p>4.916</text:p>
          </table:table-cell>
          <table:table-cell table:number-columns-repeated="4"/>
        </table:table-row>
        <table:table-row table:style-name="ro3">
          <table:table-cell office:value-type="float" office:value="54">
            <text:p>54</text:p>
          </table:table-cell>
          <table:table-cell table:formula="of:=[.$E$1]*RANDBETWEEN(1;4)+((RANDBETWEEN(0;1000)/2000)-(1/4))" office:value-type="float" office:value="4.888">
            <text:p>4.888</text:p>
          </table:table-cell>
          <table:table-cell table:number-columns-repeated="4"/>
        </table:table-row>
        <table:table-row table:style-name="ro3">
          <table:table-cell office:value-type="float" office:value="55">
            <text:p>55</text:p>
          </table:table-cell>
          <table:table-cell table:formula="of:=[.$E$1]*RANDBETWEEN(1;4)+((RANDBETWEEN(0;1000)/2000)-(1/4))" office:value-type="float" office:value="6.557">
            <text:p>6.557</text:p>
          </table:table-cell>
          <table:table-cell table:number-columns-repeated="4"/>
        </table:table-row>
        <table:table-row table:style-name="ro3">
          <table:table-cell office:value-type="float" office:value="56">
            <text:p>56</text:p>
          </table:table-cell>
          <table:table-cell table:formula="of:=[.$E$1]*RANDBETWEEN(1;4)+((RANDBETWEEN(0;1000)/2000)-(1/4))" office:value-type="float" office:value="1.422">
            <text:p>1.422</text:p>
          </table:table-cell>
          <table:table-cell table:number-columns-repeated="4"/>
        </table:table-row>
        <table:table-row table:style-name="ro3">
          <table:table-cell office:value-type="float" office:value="57">
            <text:p>57</text:p>
          </table:table-cell>
          <table:table-cell table:formula="of:=[.$E$1]*RANDBETWEEN(1;4)+((RANDBETWEEN(0;1000)/2000)-(1/4))" office:value-type="float" office:value="6.276">
            <text:p>6.276</text:p>
          </table:table-cell>
          <table:table-cell table:number-columns-repeated="4"/>
        </table:table-row>
        <table:table-row table:style-name="ro3">
          <table:table-cell office:value-type="float" office:value="58">
            <text:p>58</text:p>
          </table:table-cell>
          <table:table-cell table:formula="of:=[.$E$1]*RANDBETWEEN(1;4)+((RANDBETWEEN(0;1000)/2000)-(1/4))" office:value-type="float" office:value="2.985">
            <text:p>2.985</text:p>
          </table:table-cell>
          <table:table-cell table:number-columns-repeated="4"/>
        </table:table-row>
        <table:table-row table:style-name="ro3">
          <table:table-cell office:value-type="float" office:value="59">
            <text:p>59</text:p>
          </table:table-cell>
          <table:table-cell table:formula="of:=[.$E$1]*RANDBETWEEN(1;4)+((RANDBETWEEN(0;1000)/2000)-(1/4))" office:value-type="float" office:value="4.9875">
            <text:p>4.988</text:p>
          </table:table-cell>
          <table:table-cell table:number-columns-repeated="4"/>
        </table:table-row>
        <table:table-row table:style-name="ro3">
          <table:table-cell office:value-type="float" office:value="60">
            <text:p>60</text:p>
          </table:table-cell>
          <table:table-cell table:formula="of:=[.$E$1]*RANDBETWEEN(1;4)+((RANDBETWEEN(0;1000)/2000)-(1/4))" office:value-type="float" office:value="4.6625">
            <text:p>4.663</text:p>
          </table:table-cell>
          <table:table-cell table:number-columns-repeated="4"/>
        </table:table-row>
        <table:table-row table:style-name="ro3">
          <table:table-cell office:value-type="float" office:value="61">
            <text:p>61</text:p>
          </table:table-cell>
          <table:table-cell table:formula="of:=[.$E$1]*RANDBETWEEN(1;4)+((RANDBETWEEN(0;1000)/2000)-(1/4))" office:value-type="float" office:value="1.5475">
            <text:p>1.548</text:p>
          </table:table-cell>
          <table:table-cell table:number-columns-repeated="4"/>
        </table:table-row>
        <table:table-row table:style-name="ro3">
          <table:table-cell office:value-type="float" office:value="62">
            <text:p>62</text:p>
          </table:table-cell>
          <table:table-cell table:formula="of:=[.$E$1]*RANDBETWEEN(1;4)+((RANDBETWEEN(0;1000)/2000)-(1/4))" office:value-type="float" office:value="6.285">
            <text:p>6.285</text:p>
          </table:table-cell>
          <table:table-cell table:number-columns-repeated="4"/>
        </table:table-row>
        <table:table-row table:style-name="ro3">
          <table:table-cell office:value-type="float" office:value="63">
            <text:p>63</text:p>
          </table:table-cell>
          <table:table-cell table:formula="of:=[.$E$1]*RANDBETWEEN(1;4)+((RANDBETWEEN(0;1000)/2000)-(1/4))" office:value-type="float" office:value="4.8505">
            <text:p>4.851</text:p>
          </table:table-cell>
          <table:table-cell table:number-columns-repeated="4"/>
        </table:table-row>
        <table:table-row table:style-name="ro3">
          <table:table-cell office:value-type="float" office:value="64">
            <text:p>64</text:p>
          </table:table-cell>
          <table:table-cell table:formula="of:=[.$E$1]*RANDBETWEEN(1;4)+((RANDBETWEEN(0;1000)/2000)-(1/4))" office:value-type="float" office:value="1.666">
            <text:p>1.666</text:p>
          </table:table-cell>
          <table:table-cell table:number-columns-repeated="4"/>
        </table:table-row>
        <table:table-row table:style-name="ro3">
          <table:table-cell office:value-type="float" office:value="65">
            <text:p>65</text:p>
          </table:table-cell>
          <table:table-cell table:formula="of:=[.$E$1]*RANDBETWEEN(1;4)+((RANDBETWEEN(0;1000)/2000)-(1/4))" office:value-type="float" office:value="3.44">
            <text:p>3.440</text:p>
          </table:table-cell>
          <table:table-cell table:number-columns-repeated="4"/>
        </table:table-row>
        <table:table-row table:style-name="ro3">
          <table:table-cell office:value-type="float" office:value="66">
            <text:p>66</text:p>
          </table:table-cell>
          <table:table-cell table:formula="of:=[.$E$1]*RANDBETWEEN(1;4)+((RANDBETWEEN(0;1000)/2000)-(1/4))" office:value-type="float" office:value="3.3765">
            <text:p>3.377</text:p>
          </table:table-cell>
          <table:table-cell table:number-columns-repeated="4"/>
        </table:table-row>
        <table:table-row table:style-name="ro3">
          <table:table-cell office:value-type="float" office:value="67">
            <text:p>67</text:p>
          </table:table-cell>
          <table:table-cell table:formula="of:=[.$E$1]*RANDBETWEEN(1;4)+((RANDBETWEEN(0;1000)/2000)-(1/4))" office:value-type="float" office:value="6.3455">
            <text:p>6.346</text:p>
          </table:table-cell>
          <table:table-cell table:number-columns-repeated="4"/>
        </table:table-row>
        <table:table-row table:style-name="ro3">
          <table:table-cell office:value-type="float" office:value="68">
            <text:p>68</text:p>
          </table:table-cell>
          <table:table-cell table:formula="of:=[.$E$1]*RANDBETWEEN(1;4)+((RANDBETWEEN(0;1000)/2000)-(1/4))" office:value-type="float" office:value="6.3775">
            <text:p>6.378</text:p>
          </table:table-cell>
          <table:table-cell table:number-columns-repeated="4"/>
        </table:table-row>
        <table:table-row table:style-name="ro3">
          <table:table-cell office:value-type="float" office:value="69">
            <text:p>69</text:p>
          </table:table-cell>
          <table:table-cell table:formula="of:=[.$E$1]*RANDBETWEEN(1;4)+((RANDBETWEEN(0;1000)/2000)-(1/4))" office:value-type="float" office:value="1.551">
            <text:p>1.551</text:p>
          </table:table-cell>
          <table:table-cell table:number-columns-repeated="4"/>
        </table:table-row>
        <table:table-row table:style-name="ro3">
          <table:table-cell office:value-type="float" office:value="70">
            <text:p>70</text:p>
          </table:table-cell>
          <table:table-cell table:formula="of:=[.$E$1]*RANDBETWEEN(1;4)+((RANDBETWEEN(0;1000)/2000)-(1/4))" office:value-type="float" office:value="1.396">
            <text:p>1.396</text:p>
          </table:table-cell>
          <table:table-cell table:number-columns-repeated="4"/>
        </table:table-row>
        <table:table-row table:style-name="ro3">
          <table:table-cell office:value-type="float" office:value="71">
            <text:p>71</text:p>
          </table:table-cell>
          <table:table-cell table:formula="of:=[.$E$1]*RANDBETWEEN(1;4)+((RANDBETWEEN(0;1000)/2000)-(1/4))" office:value-type="float" office:value="1.454">
            <text:p>1.454</text:p>
          </table:table-cell>
          <table:table-cell table:number-columns-repeated="4"/>
        </table:table-row>
        <table:table-row table:style-name="ro3">
          <table:table-cell office:value-type="float" office:value="72">
            <text:p>72</text:p>
          </table:table-cell>
          <table:table-cell table:formula="of:=[.$E$1]*RANDBETWEEN(1;4)+((RANDBETWEEN(0;1000)/2000)-(1/4))" office:value-type="float" office:value="1.381">
            <text:p>1.381</text:p>
          </table:table-cell>
          <table:table-cell table:number-columns-repeated="4"/>
        </table:table-row>
        <table:table-row table:style-name="ro3">
          <table:table-cell office:value-type="float" office:value="73">
            <text:p>73</text:p>
          </table:table-cell>
          <table:table-cell table:formula="of:=[.$E$1]*RANDBETWEEN(1;4)+((RANDBETWEEN(0;1000)/2000)-(1/4))" office:value-type="float" office:value="3.3085">
            <text:p>3.309</text:p>
          </table:table-cell>
          <table:table-cell table:number-columns-repeated="4"/>
        </table:table-row>
        <table:table-row table:style-name="ro3">
          <table:table-cell office:value-type="float" office:value="74">
            <text:p>74</text:p>
          </table:table-cell>
          <table:table-cell table:formula="of:=[.$E$1]*RANDBETWEEN(1;4)+((RANDBETWEEN(0;1000)/2000)-(1/4))" office:value-type="float" office:value="1.411">
            <text:p>1.411</text:p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table:formula="of:=[.$E$1]*RANDBETWEEN(1;4)+((RANDBETWEEN(0;1000)/2000)-(1/4))" office:value-type="float" office:value="4.8995">
            <text:p>4.900</text:p>
          </table:table-cell>
          <table:table-cell table:number-columns-repeated="4"/>
        </table:table-row>
        <table:table-row table:style-name="ro3">
          <table:table-cell office:value-type="float" office:value="76">
            <text:p>76</text:p>
          </table:table-cell>
          <table:table-cell table:formula="of:=[.$E$1]*RANDBETWEEN(1;4)+((RANDBETWEEN(0;1000)/2000)-(1/4))" office:value-type="float" office:value="3.245">
            <text:p>3.245</text:p>
          </table:table-cell>
          <table:table-cell table:number-columns-repeated="4"/>
        </table:table-row>
        <table:table-row table:style-name="ro3">
          <table:table-cell office:value-type="float" office:value="77">
            <text:p>77</text:p>
          </table:table-cell>
          <table:table-cell table:formula="of:=[.$E$1]*RANDBETWEEN(1;4)+((RANDBETWEEN(0;1000)/2000)-(1/4))" office:value-type="float" office:value="1.479">
            <text:p>1.479</text:p>
          </table:table-cell>
          <table:table-cell table:number-columns-repeated="4"/>
        </table:table-row>
        <table:table-row table:style-name="ro3">
          <table:table-cell office:value-type="float" office:value="78">
            <text:p>78</text:p>
          </table:table-cell>
          <table:table-cell table:formula="of:=[.$E$1]*RANDBETWEEN(1;4)+((RANDBETWEEN(0;1000)/2000)-(1/4))" office:value-type="float" office:value="6.468">
            <text:p>6.468</text:p>
          </table:table-cell>
          <table:table-cell table:number-columns-repeated="4"/>
        </table:table-row>
        <table:table-row table:style-name="ro3">
          <table:table-cell office:value-type="float" office:value="79">
            <text:p>79</text:p>
          </table:table-cell>
          <table:table-cell table:formula="of:=[.$E$1]*RANDBETWEEN(1;4)+((RANDBETWEEN(0;1000)/2000)-(1/4))" office:value-type="float" office:value="6.185">
            <text:p>6.185</text:p>
          </table:table-cell>
          <table:table-cell table:number-columns-repeated="4"/>
        </table:table-row>
        <table:table-row table:style-name="ro3">
          <table:table-cell office:value-type="float" office:value="80">
            <text:p>80</text:p>
          </table:table-cell>
          <table:table-cell table:formula="of:=[.$E$1]*RANDBETWEEN(1;4)+((RANDBETWEEN(0;1000)/2000)-(1/4))" office:value-type="float" office:value="1.447">
            <text:p>1.447</text:p>
          </table:table-cell>
          <table:table-cell table:number-columns-repeated="4"/>
        </table:table-row>
        <table:table-row table:style-name="ro3">
          <table:table-cell office:value-type="float" office:value="81">
            <text:p>81</text:p>
          </table:table-cell>
          <table:table-cell table:formula="of:=[.$E$1]*RANDBETWEEN(1;4)+((RANDBETWEEN(0;1000)/2000)-(1/4))" office:value-type="float" office:value="1.6195">
            <text:p>1.620</text:p>
          </table:table-cell>
          <table:table-cell table:number-columns-repeated="4"/>
        </table:table-row>
        <table:table-row table:style-name="ro3">
          <table:table-cell office:value-type="float" office:value="82">
            <text:p>82</text:p>
          </table:table-cell>
          <table:table-cell table:formula="of:=[.$E$1]*RANDBETWEEN(1;4)+((RANDBETWEEN(0;1000)/2000)-(1/4))" office:value-type="float" office:value="1.822">
            <text:p>1.822</text:p>
          </table:table-cell>
          <table:table-cell table:number-columns-repeated="4"/>
        </table:table-row>
        <table:table-row table:style-name="ro3">
          <table:table-cell office:value-type="float" office:value="83">
            <text:p>83</text:p>
          </table:table-cell>
          <table:table-cell table:formula="of:=[.$E$1]*RANDBETWEEN(1;4)+((RANDBETWEEN(0;1000)/2000)-(1/4))" office:value-type="float" office:value="6.617">
            <text:p>6.617</text:p>
          </table:table-cell>
          <table:table-cell table:number-columns-repeated="4"/>
        </table:table-row>
        <table:table-row table:style-name="ro3">
          <table:table-cell office:value-type="float" office:value="84">
            <text:p>84</text:p>
          </table:table-cell>
          <table:table-cell table:formula="of:=[.$E$1]*RANDBETWEEN(1;4)+((RANDBETWEEN(0;1000)/2000)-(1/4))" office:value-type="float" office:value="2.9565">
            <text:p>2.957</text:p>
          </table:table-cell>
          <table:table-cell table:number-columns-repeated="4"/>
        </table:table-row>
        <table:table-row table:style-name="ro3">
          <table:table-cell office:value-type="float" office:value="85">
            <text:p>85</text:p>
          </table:table-cell>
          <table:table-cell table:formula="of:=[.$E$1]*RANDBETWEEN(1;4)+((RANDBETWEEN(0;1000)/2000)-(1/4))" office:value-type="float" office:value="3.195">
            <text:p>3.195</text:p>
          </table:table-cell>
          <table:table-cell table:number-columns-repeated="4"/>
        </table:table-row>
        <table:table-row table:style-name="ro3">
          <table:table-cell office:value-type="float" office:value="86">
            <text:p>86</text:p>
          </table:table-cell>
          <table:table-cell table:formula="of:=[.$E$1]*RANDBETWEEN(1;4)+((RANDBETWEEN(0;1000)/2000)-(1/4))" office:value-type="float" office:value="1.608">
            <text:p>1.608</text:p>
          </table:table-cell>
          <table:table-cell table:number-columns-repeated="4"/>
        </table:table-row>
        <table:table-row table:style-name="ro3">
          <table:table-cell office:value-type="float" office:value="87">
            <text:p>87</text:p>
          </table:table-cell>
          <table:table-cell table:formula="of:=[.$E$1]*RANDBETWEEN(1;4)+((RANDBETWEEN(0;1000)/2000)-(1/4))" office:value-type="float" office:value="4.717">
            <text:p>4.717</text:p>
          </table:table-cell>
          <table:table-cell table:number-columns-repeated="4"/>
        </table:table-row>
        <table:table-row table:style-name="ro3">
          <table:table-cell office:value-type="float" office:value="88">
            <text:p>88</text:p>
          </table:table-cell>
          <table:table-cell table:formula="of:=[.$E$1]*RANDBETWEEN(1;4)+((RANDBETWEEN(0;1000)/2000)-(1/4))" office:value-type="float" office:value="4.619">
            <text:p>4.619</text:p>
          </table:table-cell>
          <table:table-cell table:number-columns-repeated="4"/>
        </table:table-row>
        <table:table-row table:style-name="ro3">
          <table:table-cell office:value-type="float" office:value="89">
            <text:p>89</text:p>
          </table:table-cell>
          <table:table-cell table:formula="of:=[.$E$1]*RANDBETWEEN(1;4)+((RANDBETWEEN(0;1000)/2000)-(1/4))" office:value-type="float" office:value="1.6985">
            <text:p>1.699</text:p>
          </table:table-cell>
          <table:table-cell table:number-columns-repeated="4"/>
        </table:table-row>
        <table:table-row table:style-name="ro3">
          <table:table-cell office:value-type="float" office:value="90">
            <text:p>90</text:p>
          </table:table-cell>
          <table:table-cell table:formula="of:=[.$E$1]*RANDBETWEEN(1;4)+((RANDBETWEEN(0;1000)/2000)-(1/4))" office:value-type="float" office:value="1.653">
            <text:p>1.653</text:p>
          </table:table-cell>
          <table:table-cell table:number-columns-repeated="4"/>
        </table:table-row>
        <table:table-row table:style-name="ro3">
          <table:table-cell office:value-type="float" office:value="91">
            <text:p>91</text:p>
          </table:table-cell>
          <table:table-cell table:formula="of:=[.$E$1]*RANDBETWEEN(1;4)+((RANDBETWEEN(0;1000)/2000)-(1/4))" office:value-type="float" office:value="3.2425">
            <text:p>3.243</text:p>
          </table:table-cell>
          <table:table-cell table:number-columns-repeated="4"/>
        </table:table-row>
        <table:table-row table:style-name="ro3">
          <table:table-cell office:value-type="float" office:value="92">
            <text:p>92</text:p>
          </table:table-cell>
          <table:table-cell table:formula="of:=[.$E$1]*RANDBETWEEN(1;4)+((RANDBETWEEN(0;1000)/2000)-(1/4))" office:value-type="float" office:value="1.58">
            <text:p>1.580</text:p>
          </table:table-cell>
          <table:table-cell table:number-columns-repeated="4"/>
        </table:table-row>
        <table:table-row table:style-name="ro3">
          <table:table-cell office:value-type="float" office:value="93">
            <text:p>93</text:p>
          </table:table-cell>
          <table:table-cell table:formula="of:=[.$E$1]*RANDBETWEEN(1;4)+((RANDBETWEEN(0;1000)/2000)-(1/4))" office:value-type="float" office:value="6.1675">
            <text:p>6.168</text:p>
          </table:table-cell>
          <table:table-cell table:number-columns-repeated="4"/>
        </table:table-row>
        <table:table-row table:style-name="ro3">
          <table:table-cell office:value-type="float" office:value="94">
            <text:p>94</text:p>
          </table:table-cell>
          <table:table-cell table:formula="of:=[.$E$1]*RANDBETWEEN(1;4)+((RANDBETWEEN(0;1000)/2000)-(1/4))" office:value-type="float" office:value="1.6895">
            <text:p>1.690</text:p>
          </table:table-cell>
          <table:table-cell table:number-columns-repeated="4"/>
        </table:table-row>
        <table:table-row table:style-name="ro3">
          <table:table-cell office:value-type="float" office:value="95">
            <text:p>95</text:p>
          </table:table-cell>
          <table:table-cell table:formula="of:=[.$E$1]*RANDBETWEEN(1;4)+((RANDBETWEEN(0;1000)/2000)-(1/4))" office:value-type="float" office:value="1.5135">
            <text:p>1.514</text:p>
          </table:table-cell>
          <table:table-cell table:number-columns-repeated="4"/>
        </table:table-row>
        <table:table-row table:style-name="ro3">
          <table:table-cell office:value-type="float" office:value="96">
            <text:p>96</text:p>
          </table:table-cell>
          <table:table-cell table:formula="of:=[.$E$1]*RANDBETWEEN(1;4)+((RANDBETWEEN(0;1000)/2000)-(1/4))" office:value-type="float" office:value="6.2085">
            <text:p>6.209</text:p>
          </table:table-cell>
          <table:table-cell table:number-columns-repeated="4"/>
        </table:table-row>
        <table:table-row table:style-name="ro3">
          <table:table-cell office:value-type="float" office:value="97">
            <text:p>97</text:p>
          </table:table-cell>
          <table:table-cell table:formula="of:=[.$E$1]*RANDBETWEEN(1;4)+((RANDBETWEEN(0;1000)/2000)-(1/4))" office:value-type="float" office:value="6.609">
            <text:p>6.609</text:p>
          </table:table-cell>
          <table:table-cell table:number-columns-repeated="4"/>
        </table:table-row>
        <table:table-row table:style-name="ro3">
          <table:table-cell office:value-type="float" office:value="98">
            <text:p>98</text:p>
          </table:table-cell>
          <table:table-cell table:formula="of:=[.$E$1]*RANDBETWEEN(1;4)+((RANDBETWEEN(0;1000)/2000)-(1/4))" office:value-type="float" office:value="1.7365">
            <text:p>1.737</text:p>
          </table:table-cell>
          <table:table-cell table:number-columns-repeated="4"/>
        </table:table-row>
        <table:table-row table:style-name="ro3">
          <table:table-cell office:value-type="float" office:value="99">
            <text:p>99</text:p>
          </table:table-cell>
          <table:table-cell table:formula="of:=[.$E$1]*RANDBETWEEN(1;4)+((RANDBETWEEN(0;1000)/2000)-(1/4))" office:value-type="float" office:value="6.368">
            <text:p>6.368</text:p>
          </table:table-cell>
          <table:table-cell table:number-columns-repeated="4"/>
        </table:table-row>
        <table:table-row table:style-name="ro3">
          <table:table-cell office:value-type="float" office:value="100">
            <text:p>100</text:p>
          </table:table-cell>
          <table:table-cell table:formula="of:=[.$E$1]*RANDBETWEEN(1;4)+((RANDBETWEEN(0;1000)/2000)-(1/4))" office:value-type="float" office:value="6.225">
            <text:p>6.225</text:p>
          </table:table-cell>
          <table:table-cell table:number-columns-repeated="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1-29T15:12:07</meta:creation-date>
    <dc:date>2016-01-29T16:02:42</dc:date>
    <dc:creator>Till </dc:creator>
    <meta:editing-duration>PT11M47S</meta:editing-duration>
    <meta:editing-cycles>8</meta:editing-cycles>
    <meta:generator>LibreOffice/3.5$Linux_X86_64 LibreOffice_project/350m1$Build-2</meta:generator>
    <meta:document-statistic meta:table-count="3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149cm" svg:height="9cm" xlink:href=".." xlink:type="simple" chart:class="chart:scatter" chart:style-name="ch1">
        <chart:legend chart:legend-position="end" svg:x="25.071cm" svg:y="4.201cm" style:legend-expansion="high" chart:style-name="ch2"/>
        <chart:plot-area chart:style-name="ch3" table:cell-range-address="Tabelle1.A1:Tabelle1.B100" svg:x="0.992cm" svg:y="0.855cm" svg:width="22.995cm" svg:height="7.545cm">
          <chartooo:coordinate-region svg:x="2.09cm" svg:y="1.055cm" svg:width="21.61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100" chart:class="chart:scatter">
            <chart:domain table:cell-range-address="Tabelle1.A1:Tabelle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1:Tabelle1.A100</svg:desc>
                </draw:g>
              </table:table-cell>
              <table:table-cell office:value-type="float" office:value="6.5105">
                <text:p>6.5105</text:p>
                <draw:g>
                  <svg:desc>Tabelle1.B1:Tabe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565">
                <text:p>3.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0585">
                <text:p>3.0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475">
                <text:p>1.8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265">
                <text:p>3.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705">
                <text:p>1.5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435">
                <text:p>1.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115">
                <text:p>3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2595">
                <text:p>3.2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241">
                <text:p>6.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5195">
                <text:p>6.5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915">
                <text:p>1.3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6225">
                <text:p>4.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575">
                <text:p>4.7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5565">
                <text:p>6.5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0565">
                <text:p>3.0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9565">
                <text:p>4.9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065">
                <text:p>6.5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195">
                <text:p>1.4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001">
                <text:p>3.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433">
                <text:p>3.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023">
                <text:p>5.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9265">
                <text:p>4.9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5655">
                <text:p>1.5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8475">
                <text:p>4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796">
                <text:p>4.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73">
                <text:p>3.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5125">
                <text:p>6.5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75">
                <text:p>1.4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0385">
                <text:p>5.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4885">
                <text:p>6.48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4255">
                <text:p>3.4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916">
                <text:p>4.9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888">
                <text:p>4.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276">
                <text:p>6.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9875">
                <text:p>4.9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6625">
                <text:p>4.6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5475">
                <text:p>1.5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285">
                <text:p>6.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8505">
                <text:p>4.8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3765">
                <text:p>3.3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3455">
                <text:p>6.3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3775">
                <text:p>6.3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551">
                <text:p>1.5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3085">
                <text:p>3.3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11">
                <text:p>1.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8995">
                <text:p>4.8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6195">
                <text:p>1.6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617">
                <text:p>6.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9565">
                <text:p>2.9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195">
                <text:p>3.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717">
                <text:p>4.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6985">
                <text:p>1.6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2425">
                <text:p>3.2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1675">
                <text:p>6.1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6895">
                <text:p>1.6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5135">
                <text:p>1.5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2085">
                <text:p>6.2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7365">
                <text:p>1.7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368">
                <text:p>6.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225">
                <text:p>6.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